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jaciela mam</text:span><text:span text:style-name="T1"><text:line-break/></text:span><text:span text:style-name="T1">co pociesza mnie,</text:span><text:span text:style-name="T1"><text:line-break/></text:span><text:span text:style-name="T1">gdy o Jego ramię oprę się.</text:span><text:span text:style-name="T1"><text:line-break/></text:span><text:span text:style-name="T1">W Nim nadzieję mam,</text:span><text:span text:style-name="T1"><text:line-break/></text:span><text:span text:style-name="T1">uleciał strach,</text:span><text:span text:style-name="T1"><text:line-break/></text:span><text:span text:style-name="T1">On najbliżej jest</text:span><text:span text:style-name="T1"><text:line-break/></text:span><text:span text:style-name="T1">zawsze troszczy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Królów Król</text:span><text:span text:style-name="T2"><text:line-break/></text:span><text:span text:style-name="T2">z nami Bóg /x2</text:span><text:span text:style-name="T2"><text:line-break/></text:span><text:span text:style-name="T2">Jezus, Jezus,</text:span><text:span text:style-name="T2"><text:line-break/></text:span><text:span text:style-name="T2">Jezus, Jez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12-09T21:47:57</meta:creation-date>
    <dc:date>2014-10-14T12:50:17.480000000</dc:date>
    <dc:language>pl-PL</dc:language>
    <meta:editing-cycles>9</meta:editing-cycles>
    <meta:editing-duration>PT3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